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362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5"/>
        <table:table-column table:style-name="co1" table:default-cell-style-name="ce13"/>
        <table:table-row table:style-name="ro1">
          <table:table-cell table:style-name="ce1" office:value-type="string" calcext:value-type="string">
            <text:p>Test Table</text:p>
          </table:table-cell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Test no.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Correct (Y/N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Removes the artifact from the current room and puts it in the adventurer’s</text:p>
            <text:p>backpack. If the room is empty or the pack is full, display an appropriate</text:p>
            <text:p>Message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Removes the artifact from the adventurer’s backpack and places it in the</text:p>
            <text:p>current room. If the pack is empty, display an appropriate message.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ves the state of the underground to a text file selected by the user. If the file</text:p>
            <text:p>already exists, prompt the user to overwrite the existing file or cancel.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Restores the underground from a previously saved text file selected by the</text:p>
            <text:p>user. If the file doesn’t exist, display an appropriate messag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isplays the contents of the adventurer’s Backpack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isplays a list of commands along with a corresponding brief explanation.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3">
          <table:table-cell table:style-name="ce3"/>
          <table:table-cell table:style-name="ce6"/>
          <table:table-cell table:style-name="ce7"/>
          <table:table-cell table:style-name="ce6"/>
        </table:table-row>
        <table:table-row table:style-name="ro1">
          <table:table-cell table:style-name="ce3"/>
          <table:table-cell table:style-name="ce6"/>
          <table:table-cell table:style-name="ce7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0:49:08.120367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2:36:19.128256937</meta:creation-date>
    <dc:date>2017-03-14T11:02:26.401528328</dc:date>
    <meta:editing-duration>PT6M48S</meta:editing-duration>
    <meta:editing-cycles>2</meta:editing-cycles>
    <meta:generator>LibreOffice/5.3.0.3$Linux_X86_64 LibreOffice_project/30m0$Build-3</meta:generator>
    <meta:document-statistic meta:table-count="1" meta:cell-count="29" meta:object-count="0"/>
  </office:meta>
</office:document-meta>
</file>